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8.11 02:18   |   <text:a xlink:type="simple" xlink:href="http://palinfo.habago.org/Entry?Command=Information_PrintForum&amp;iPage=1#FORUM39913"><text:span text:style-name="T1">#</text:span></text:a></text:p>
      <text:p text:style-name="P2">卡韓政變 (258)：朱立倫與他的 CIA 同事黎智英 (part 2) <text:line-break/><text:line-break/>陳真 <text:line-break/><text:line-break/>2020. 08. 11. <text:line-break/><text:line-break/><text:line-break/>我相信，千百年後的歷史回顧，人們將會永遠記得阿桑吉，就如同我們永遠都會記得甘地那樣。 <text:line-break/><text:line-break/>我並不想用所謂 "言論自由" 之類的通俗 (乃至低俗) 概念來理解阿桑吉。至於他將會被後人如何理解，也許已經不是我所能預先設想。一如叔本華所說："具有才華者，能夠命中別人難以命中的目標，但是天才卻能命中旁人所根本看不見的目標。"  <text:line-break/><text:line-break/>也許經過千百年，我們才有可能看見阿桑吉所成就的事物之價值。在這一天到來之前，我們也只好姑且用一些瑣碎庸俗的方式來陳述他，比方說改變了權力的本質與結構，比方說真相與自由，比方說某種事物改變的可能性等等等。 <text:line-break/><text:line-break/>我並沒有興趣討論黎智英的落網，更不意外島內藍綠政治人物爭相聲援之偽善，特別是一些滿口漂亮辭彙的親綠走狗文人，裝模作樣的嘴臉更是噁心難看。我們都不是三歲小孩，政治是怎麼一回事，彼此會不清楚嗎？有可能嗎？有可能那麼 "單純" 嗎？ <text:line-break/><text:line-break/>CIA線民朱立倫如果真的在乎什麼 "新聞自由"，什麼 "民主法治的基礎"，他有可能真的蠢到無法理解在CIA的追殺下、命在旦夕的阿桑吉所代表的根本意義與文明價值嗎？他有可能不知道無惡不作的漢奸人渣黎智英就是CIA特務嗎？他有可能不清楚蘋果日報就是專門造謠扭曲渲染煽動製造動亂的CIA日報嗎？ <text:line-break/><text:line-break/>包括韓國瑜在內，所有島內政治人物在中美關係的根本問題上幾乎統統都不誠實。事實上，這個人或那個人在搞些什麼，這件事或那件事究竟什麼回事，圈內人有可能不懂嗎？所謂什麼民主，什麼言論自由，圈內人有可能蠢到真的會去相信那些鬼話嗎？絕不可能。大家都只是在裝蒜，公開講一套美美的台詞欺騙社會大眾。 <text:line-break/><text:line-break/>一個人，如果真的在意善惡，在意是非，在意文明的根本價值，有可能對於在美國魔掌底下命在旦夕的阿桑吉無動於衷嗎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